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HelveticaNeue" svg:font-family="HelveticaNeue"/>
    <style:font-face style:name="JetBrains Mono" svg:font-family="'JetBrains Mono'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Neue" fo:font-size="11pt" style:text-underline-style="solid" style:text-underline-width="auto" style:text-underline-color="font-color" fo:font-weight="bold" style:font-name-asian="HelveticaNeue" style:font-size-asian="11pt" style:font-weight-asian="bold" style:font-name-complex="HelveticaNeue" style:font-size-complex="11pt" style:font-weight-complex="bold"/>
    </style:style>
    <style:style style:name="P3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Neue" fo:font-size="11pt" style:font-name-asian="HelveticaNeue" style:font-size-asian="11pt" style:font-name-complex="HelveticaNeue" style:font-size-complex="11pt"/>
    </style:style>
    <style:style style:name="P4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Neue" fo:font-size="11pt" style:text-underline-style="solid" style:text-underline-width="auto" style:text-underline-color="font-color" fo:font-weight="bold" style:font-name-asian="HelveticaNeue" style:font-size-asian="11pt" style:font-weight-asian="bold" style:font-name-complex="HelveticaNeue" style:font-size-complex="11pt" style:font-weight-complex="bold"/>
    </style:style>
    <style:style style:name="P5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Neue" fo:font-size="11pt" style:font-name-asian="HelveticaNeue" style:font-size-asian="11pt" style:font-name-complex="HelveticaNeue" style:font-size-complex="11pt"/>
    </style:style>
    <style:style style:name="P6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Neue" fo:font-size="11pt" officeooo:paragraph-rsid="001a8c14" style:font-name-asian="HelveticaNeue" style:font-size-asian="11pt" style:font-name-complex="HelveticaNeue" style:font-size-complex="11pt"/>
    </style:style>
    <style:style style:name="P7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Neue" fo:font-size="11pt" officeooo:paragraph-rsid="001b9b73" style:font-name-asian="HelveticaNeue" style:font-size-asian="11pt" style:font-name-complex="HelveticaNeue" style:font-size-complex="11pt"/>
    </style:style>
    <style:style style:name="P8" style:family="paragraph" style:parent-style-name="Standard" style:master-page-name="PM2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page-number="auto"/>
      <style:text-properties fo:color="#000000" loext:opacity="100%" style:font-name="HelveticaNeue" fo:font-size="14pt" style:text-underline-style="solid" style:text-underline-width="auto" style:text-underline-color="font-color" fo:font-weight="bold" officeooo:rsid="001d6a64" officeooo:paragraph-rsid="001d6a64" style:font-name-asian="HelveticaNeue" style:font-size-asian="12.25pt" style:font-weight-asian="bold" style:font-name-complex="HelveticaNeue" style:font-size-complex="14pt" style:font-weight-complex="bold"/>
    </style:style>
    <style:style style:name="P9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808080" loext:opacity="100%" style:font-name="HelveticaNeue" fo:font-size="11pt" style:font-name-asian="HelveticaNeue" style:font-size-asian="11pt" style:font-name-complex="HelveticaNeue" style:font-size-complex="11pt"/>
    </style:style>
    <style:style style:name="P10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ff0000" loext:opacity="100%" style:font-name="HelveticaNeue" fo:font-size="11pt" style:font-name-asian="HelveticaNeue" style:font-size-asian="11pt" style:font-name-complex="HelveticaNeue" style:font-size-complex="11pt"/>
    </style:style>
    <style:style style:name="P11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ff0000" loext:opacity="100%"/>
    </style:style>
    <style:style style:name="P12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</style:style>
    <style:style style:name="P13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officeooo:paragraph-rsid="001d6a64"/>
    </style:style>
    <style:style style:name="P14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999999" loext:opacity="100%" style:font-name="HelveticaNeue" fo:font-size="11pt" style:font-name-asian="HelveticaNeue" style:font-size-asian="11pt" style:font-name-complex="HelveticaNeue" style:font-size-complex="11pt"/>
    </style:style>
    <style:style style:name="P15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ffa6a6" loext:opacity="100%" style:font-name="HelveticaNeue" fo:font-size="11pt" style:font-name-asian="HelveticaNeue" style:font-size-asian="11pt" style:font-name-complex="HelveticaNeue" style:font-size-complex="11pt"/>
    </style:style>
    <style:style style:name="P16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officeooo:rsid="001d6a64" officeooo:paragraph-rsid="001d6a64"/>
    </style:style>
    <style:style style:name="P17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style:text-underline-style="solid" style:text-underline-width="auto" style:text-underline-color="font-color" fo:font-weight="bold" officeooo:rsid="001d6a64" officeooo:paragraph-rsid="001d6a64" style:font-weight-asian="bold" style:font-weight-complex="bold"/>
    </style:style>
    <style:style style:name="P18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size="14pt" style:text-underline-style="solid" style:text-underline-width="auto" style:text-underline-color="font-color" fo:font-weight="bold" officeooo:rsid="001d6a64" officeooo:paragraph-rsid="001d6a64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size="14pt" style:text-underline-style="solid" style:text-underline-width="auto" style:text-underline-color="font-color" fo:font-weight="bold" officeooo:rsid="001d6a64" officeooo:paragraph-rsid="002127ac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ff8000" loext:opacity="100%" style:font-name="HelveticaNeue" fo:font-size="11pt" style:font-name-asian="HelveticaNeue" style:font-size-asian="11pt" style:font-name-complex="HelveticaNeue" style:font-size-complex="11pt"/>
    </style:style>
    <style:style style:name="P21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ff8000" loext:opacity="100%"/>
    </style:style>
    <style:style style:name="P22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ff8000" loext:opacity="100%" style:text-underline-style="none" fo:font-weight="normal" officeooo:rsid="00221bee" officeooo:paragraph-rsid="00221bee" style:font-weight-asian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style:text-underline-style="none" fo:font-weight="normal" officeooo:rsid="002127ac" officeooo:paragraph-rsid="002127ac" style:font-weight-asian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style:text-underline-style="none" fo:font-weight="normal" officeooo:rsid="00221bee" officeooo:paragraph-rsid="00221bee" style:font-weight-asian="normal" style:font-weight-complex="normal"/>
    </style:style>
    <style:style style:name="T1" style:family="text">
      <style:text-properties fo:color="#000000" loext:opacity="100%" style:font-name="HelveticaNeue" fo:font-size="11pt" style:font-name-asian="HelveticaNeue" style:font-size-asian="11pt" style:font-name-complex="HelveticaNeue" style:font-size-complex="11pt"/>
    </style:style>
    <style:style style:name="T2" style:family="text">
      <style:text-properties fo:color="#000000" loext:opacity="100%" style:font-name="HelveticaNeue" fo:font-size="11pt" officeooo:rsid="001f338b" style:font-name-asian="HelveticaNeue" style:font-size-asian="11pt" style:font-name-complex="HelveticaNeue" style:font-size-complex="11pt"/>
    </style:style>
    <style:style style:name="T3" style:family="text">
      <style:text-properties fo:color="#000000" loext:opacity="100%" style:font-name="HelveticaNeue" fo:font-size="11pt" officeooo:rsid="002127ac" style:font-name-asian="HelveticaNeue" style:font-size-asian="11pt" style:font-name-complex="HelveticaNeue" style:font-size-complex="11pt"/>
    </style:style>
    <style:style style:name="T4" style:family="text">
      <style:text-properties fo:color="#000000" loext:opacity="100%" style:font-name="HelveticaNeue" style:font-name-asian="HelveticaNeue" style:font-name-complex="HelveticaNeue"/>
    </style:style>
    <style:style style:name="T5" style:family="text">
      <style:text-properties fo:color="#000000" loext:opacity="100%" style:font-name="HelveticaNeue" officeooo:rsid="002127ac" style:font-name-asian="HelveticaNeue" style:font-name-complex="HelveticaNeue"/>
    </style:style>
    <style:style style:name="T6" style:family="text">
      <style:text-properties officeooo:rsid="00181cf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0000" loext:opacity="100%"/>
    </style:style>
    <style:style style:name="T9" style:family="text">
      <style:text-properties fo:color="#c77dbb" loext:opacity="100%" style:font-name="JetBrains Mono1" fo:font-size="10pt" fo:font-style="normal" fo:font-weight="normal" style:font-size-asian="10pt" style:font-style-asian="normal" style:font-weight-asian="normal"/>
    </style:style>
    <style:style style:name="T10" style:family="text">
      <style:text-properties fo:color="#c77dbb" loext:opacity="100%" style:font-name="JetBrains Mono1" fo:font-size="10pt" fo:font-style="italic" fo:font-weight="normal" style:font-size-asian="10pt" style:font-style-asian="italic" style:font-weight-asian="normal"/>
    </style:style>
    <style:style style:name="T11" style:family="text">
      <style:text-properties officeooo:rsid="001a8c14"/>
    </style:style>
    <style:style style:name="T12" style:family="text">
      <style:text-properties fo:color="#ffa6a6" loext:opacity="100%"/>
    </style:style>
    <style:style style:name="T13" style:family="text">
      <style:text-properties fo:color="#808080" loext:opacity="100%"/>
    </style:style>
    <style:style style:name="T14" style:family="text">
      <style:text-properties fo:color="#ff8000" loext:opacity="100%"/>
    </style:style>
    <style:style style:name="T15" style:family="text">
      <style:text-properties style:font-name="HelveticaNeue" fo:font-size="11pt" style:font-name-asian="HelveticaNeue" style:font-size-asian="11pt" style:font-name-complex="HelveticaNeue" style:font-size-complex="11pt"/>
    </style:style>
    <style:style style:name="T16" style:family="text">
      <style:text-properties fo:color="#d5b778" loext:opacity="100%" style:font-name="JetBrains Mono1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urrent Functionality</text:p>
      <text:p text:style-name="P2"/>
      <text:p text:style-name="P2">Main Activity</text:p>
      <text:p text:style-name="P3">OnCreate</text:p>
      <text:p text:style-name="P1"/>
      <text:p text:style-name="P3">manualCreate: View -&gt; change activity</text:p>
      <text:p text:style-name="P3"><text:tab/>Move to manual chaos bag creation</text:p>
      <text:p text:style-name="P1"/>
      <text:p text:style-name="P3">scenarioCreate: View -&gt; change activity</text:p>
      <text:p text:style-name="P3"><text:tab/><text:span text:style-name="T6">Currently does nothing</text:span></text:p>
      <text:p text:style-name="P3"><text:tab/><text:span text:style-name="T6">(</text:span>Move to scenario-based chaos bag creation<text:span text:style-name="T6">)</text:span></text:p>
      <text:p text:style-name="P1"/>
      <text:p text:style-name="P2">Create Bag Manual</text:p>
      <text:p text:style-name="P14">Spinner[] <text:span text:style-name="T7">spins</text:span> – <text:span text:style-name="T11">List of spinners to select quantities of chaos tokens</text:span></text:p>
      <text:p text:style-name="P3"/>
      <text:p text:style-name="P6">OnCreate</text:p>
      <text:p text:style-name="P3"><text:tab/>Setup token select boxes<text:tab/></text:p>
      <text:p text:style-name="P3"><text:tab/><text:tab/>Assign token selector boxes to spinners and adapters</text:p>
      <text:p text:style-name="P1"/>
      <text:p text:style-name="P3">createBag: View -&gt; change activity</text:p>
      <text:p text:style-name="P3"><text:tab/>Read spinners</text:p>
      <text:p text:style-name="P3"><text:tab/>Put token info into extra list</text:p>
      <text:p text:style-name="P3"><text:tab/>Start calcProb activity w/ extra int[]</text:p>
      <text:p text:style-name="P1"/>
      <text:p text:style-name="P14">Title</text:p>
      <text:p text:style-name="P14">Back Arrow</text:p>
      <text:p text:style-name="P14">Sub-Title</text:p>
      <text:p text:style-name="P14"><text:tab/>Select Tokens</text:p>
      <text:p text:style-name="P14">Scrolling box</text:p>
      <text:p text:style-name="P14"><text:tab/>Spinners for quantities of each token</text:p>
      <text:p text:style-name="P14">“Create bag” arrow</text:p>
      <text:p text:style-name="P1"/>
      <text:p text:style-name="P2">Create Bag Scenario</text:p>
      <text:p text:style-name="P10">int[] code - scenario code for current scenario</text:p>
      <text:p text:style-name="P10">Spinner[] spins - holds ids of spinners for scenario variables</text:p>
      <text:p text:style-name="P10">TextView[] variableTitles - holds titles of </text:p>
      <text:p text:style-name="P10">int[] selectedinfo - unused?</text:p>
      <text:p text:style-name="P11"/>
      <text:p text:style-name="P10">OnCreate</text:p>
      <text:p text:style-name="P10"><text:tab/>Populate spins[] with ids of spinners for different scenario variables</text:p>
      <text:p text:style-name="P10"><text:tab/>Connect spinners to adapters</text:p>
      <text:p text:style-name="P10"><text:tab/>-? set selected info[] to 0</text:p>
      <text:p text:style-name="P11"/>
      <text:p text:style-name="P10">scenToExtra: String[] -&gt; int[]</text:p>
      <text:p text:style-name="P10"><text:tab/>Read spins[] and translate info into a scenario code</text:p>
      <text:p text:style-name="P10"><text:tab/><text:tab/>Code contains all info needed to create a chaos bag</text:p>
      <text:p text:style-name="P11"/>
      <text:p text:style-name="P10">createBag: View -&gt; change activity</text:p>
      <text:p text:style-name="P10"><text:soft-page-break/><text:tab/>Read spinners and make sure information is valid (currently nonfunctional)</text:p>
      <text:p text:style-name="P10"><text:tab/>Call scenToExtra to produce scenario code</text:p>
      <text:p text:style-name="P10"><text:tab/><text:span text:style-name="T12">Start calcProb activity w/ extra int[] (1st element is -1 to signify scenario code)</text:span></text:p>
      <text:p text:style-name="P1"/>
      <text:p text:style-name="P2">Calculate Probability</text:p>
      <text:p text:style-name="P9">String <text:span text:style-name="T7">EXTRA_LIST_M</text:span> – <text:span text:style-name="T11">received bag data from create bag activity </text:span></text:p>
      <text:p text:style-name="P15">String EXTRA_LIST_<text:span text:style-name="T11">S – to be deprecated, unify bag input</text:span></text:p>
      <text:p text:style-name="P10">Spinner[] <text:span text:style-name="T7">variableSpinners</text:span> - ids of spinners which control variable token values</text:p>
      <text:p text:style-name="P9">boolean[]<text:span text:style-name="T7"> nonterminals</text:span> - nonterminality of symbol tokens: { Sk, Hd, Br, Tf } </text:p>
      <text:p text:style-name="P9">int[] <text:span text:style-name="T7">symbolVals</text:span> - starting values of symbol tokens: { Sk, Hd, Br, Tf } </text:p>
      <text:p text:style-name="P15">int[][][] <text:span text:style-name="T7">CDBags</text:span> - contains starting tokens for each { Campaign { Difficulty { (bag contents) }}}</text:p>
      <text:p text:style-name="P1"/>
      <text:p text:style-name="P3">onCreate</text:p>
      <text:p text:style-name="P6"><text:tab/><text:span text:style-name="T11">Receive bag information from extra list</text:span></text:p>
      <text:p text:style-name="P7"><text:tab/><text:tab/><text:span text:style-name="T13">int[] bag = { Star, Fail, Sk, Hd, Br, Tf, +1, … -8, Bl, Cr, Fr }</text:span></text:p>
      <text:p text:style-name="P6"><text:tab/>Setup spinners for variable tokens<text:tab/><text:tab/></text:p>
      <text:p text:style-name="P3"><text:tab/>Receive intent from parent and parse extra</text:p>
      <text:p text:style-name="P3"><text:tab/><text:tab/><text:span text:style-name="T8">first element = -1, extra is a scenario code</text:span></text:p>
      <text:p text:style-name="P10"><text:tab/><text:tab/><text:tab/>int[] code = { flag, campaign, scenario, difficulty, var1, 2, 3, 4 }</text:p>
      <text:p text:style-name="P10"><text:tab/><text:tab/><text:tab/><text:tab/>flag = -1</text:p>
      <text:p text:style-name="P10"><text:tab/><text:tab/><text:tab/><text:tab/>campaign = 0 (test campaign/standalone&amp;parallel)</text:p>
      <text:p text:style-name="P10"><text:tab/><text:tab/><text:tab/><text:tab/><text:tab/> <text:s text:c="7"/>1 (night of the zealot)</text:p>
      <text:p text:style-name="P10"><text:tab/><text:tab/><text:tab/><text:tab/><text:tab/> <text:s text:c="7"/>2 (dunwich legacy) etc</text:p>
      <text:p text:style-name="P10"><text:tab/><text:tab/><text:tab/><text:tab/>scenario = 0 first scenario etc</text:p>
      <text:p text:style-name="P10"><text:tab/><text:tab/><text:tab/><text:tab/><text:tab/> <text:s text:c="5"/>0-7 standalones by release</text:p>
      <text:p text:style-name="P10"><text:tab/><text:tab/><text:tab/><text:tab/><text:tab/> <text:s text:c="5"/>10-14 parallels by release</text:p>
      <text:p text:style-name="P10"><text:tab/><text:tab/><text:tab/><text:tab/><text:tab/> <text:s text:c="5"/></text:p>
      <text:p text:style-name="P10"><text:tab/><text:tab/><text:tab/><text:tab/>difficulty = 0-3 easy-expert</text:p>
      <text:p text:style-name="P10"><text:tab/><text:tab/><text:tab/><text:tab/>var1-4 = depends on campaign</text:p>
      <text:p text:style-name="P10"><text:tab/><text:tab/><text:tab/>call codeToBag(extra)</text:p>
      <text:p text:style-name="P10"><text:tab/><text:tab/><text:tab/>call symbolSetup(extra)</text:p>
      <text:p text:style-name="P3"><text:tab/><text:tab/>else list is in format of chaos bag</text:p>
      <text:p text:style-name="P3"><text:tab/><text:tab/><text:tab/>transfer extra to bag</text:p>
      <text:p text:style-name="P3"><text:tab/><text:tab/><text:tab/>make variable spinners invisible</text:p>
      <text:p text:style-name="P3"><text:tab/>Translate bag into a string and display on top of screen</text:p>
      <text:p text:style-name="P3"><text:tab/>Translate chaos bag into probability distribution</text:p>
      <text:p text:style-name="P3"><text:tab/><text:tab/>float[] probs = %chance to have a particular modifier after a pull { -20, … +20 }</text:p>
      <text:p text:style-name="P3"><text:tab/><text:tab/>call probs = calcProb(bagCopy, probs, #tokens in bag, 0, 1)</text:p>
      <text:p text:style-name="P3"><text:tab/>Display probabilities</text:p>
      <text:p text:style-name="P3"><text:tab/><text:tab/>call displayProbsDynamic(probs)</text:p>
      <text:p text:style-name="P1"/>
      <text:p text:style-name="P3">blankSpinners: Spinner[], int -&gt; void</text:p>
      <text:p text:style-name="P3"><text:tab/>Set all given spinners to invisible</text:p>
      <text:p text:style-name="P1"/>
      <text:p text:style-name="P3">bagToString: int[] -&gt; String</text:p>
      <text:p text:style-name="P3"><text:tab/>Creates string representation of contents of a given bag</text:p>
      <text:p text:style-name="P1"><text:soft-page-break/></text:p>
      <text:p text:style-name="P3">symbolSetup: int[] -&gt; void</text:p>
      <text:p text:style-name="P3"><text:tab/>Set up spinners which control variable token values</text:p>
      <text:p text:style-name="P3"><text:tab/>- Currently nonfunctional</text:p>
      <text:p text:style-name="P1"/>
      <text:p text:style-name="P3">iToT: int -&gt; String</text:p>
      <text:p text:style-name="P3"><text:tab/>Translates index of bag into a string representation of that token</text:p>
      <text:p text:style-name="P1"/>
      <text:p text:style-name="P3">iToMod: int -&gt; int</text:p>
      <text:p text:style-name="P3"><text:tab/>Translates index of bag into the modifier of that token</text:p>
      <text:p text:style-name="P1"/>
      <text:p text:style-name="P3">modToi: int -&gt; int</text:p>
      <text:p text:style-name="P3"><text:tab/>Translates modifier of token draw into index of probability array</text:p>
      <text:p text:style-name="P1"/>
      <text:p text:style-name="P3">calcProb: int[], float[], int, int, float -&gt; float[]</text:p>
      <text:p text:style-name="P3"><text:tab/>Creates a probability distribution given:</text:p>
      <text:p text:style-name="P3"><text:tab/><text:tab/>chaos bag, probability dist to add to, # of tokens in bag, value mod, prob mod</text:p>
      <text:p text:style-name="P3"><text:tab/>For each element in bag:</text:p>
      <text:p text:style-name="P3"><text:tab/><text:tab/>Skip autofail</text:p>
      <text:p text:style-name="P3"><text:tab/><text:tab/>if token is nonterminal:</text:p>
      <text:p text:style-name="P3"><text:tab/><text:tab/> <text:s text:c="3"/>Recursively call calcProb</text:p>
      <text:p text:style-name="P3"><text:tab/><text:tab/> <text:s text:c="3"/>update count, value mod, prob mod to reflect “removal” of selected token</text:p>
      <text:p text:style-name="P3"><text:tab/><text:tab/>else:</text:p>
      <text:p text:style-name="P3"><text:tab/><text:tab/> <text:s text:c="3"/>update probs w/ chance to produce this modifier value</text:p>
      <text:p text:style-name="P1"/>
      <text:p text:style-name="P3">codeToBag: int[] -&gt; int[]</text:p>
      <text:p text:style-name="P3"><text:tab/>Translate a scenario code into a chaos bag</text:p>
      <text:p text:style-name="P3"><text:tab/>Campaign/Difficulty:</text:p>
      <text:p text:style-name="P3"><text:tab/><text:tab/>Pull starting bag from CDBags</text:p>
      <text:p text:style-name="P3"><text:tab/>Scenario and other values:</text:p>
      <text:p text:style-name="P3"><text:tab/><text:tab/>Add/remove tokens as needed</text:p>
      <text:p text:style-name="P3"><text:tab/>-&gt; Todo: add test cases for variable tokens</text:p>
      <text:p text:style-name="P1"/>
      <text:p text:style-name="P3">displayProbsDynamic: float[] -&gt; void</text:p>
      <text:p text:style-name="P3"><text:tab/>Display probs in a series of value and probability entries</text:p>
      <text:p text:style-name="P3"><text:tab/>Accumulate values from probs[30] down in order to display chance to pass</text:p>
      <text:p text:style-name="P3"><text:tab/><text:tab/>Find element above highest-value nonzero element (first)</text:p>
      <text:p text:style-name="P3"><text:tab/>Display entries</text:p>
      <text:p text:style-name="P3"><text:tab/><text:tab/>Only display value &amp; chance if there is a change in probability or if it is the lowest value</text:p>
      <text:p text:style-name="P3"><text:tab/><text:tab/>Display probabilities as whole numbers, &lt;1%, or 0%</text:p>
      <text:p text:style-name="P3"><text:tab/><text:tab/>For each entry, create a row, textView (value), textView(passchance)</text:p>
      <text:p text:style-name="P3"><text:tab/><text:tab/><text:span text:style-name="T14">-&gt; Todo: create something to display extra symbol token effects</text:span></text:p>
      <text:p text:style-name="P20"><text:tab/><text:tab/>Add row to tableView</text:p>
      <text:p text:style-name="P21"><text:span text:style-name="T15"><text:tab/>-&gt; Todo: articulate what I want in terms of presentation and how I get that, because I get confused every time I look at this function</text:span></text:p>
      <text:p text:style-name="P1"><text:span text:style-name="T1"/></text:p>
      <text:p text:style-name="P18"><text:soft-page-break/><text:span text:style-name="T4">Current XML</text:span></text:p>
      <text:p text:style-name="P13"><text:span text:style-name="T1"/></text:p>
      <text:p text:style-name="P17"><text:span text:style-name="T1">activity_main</text:span></text:p>
      <text:p text:style-name="P16"><text:span text:style-name="T1">ConstraintLayout – holds all items</text:span></text:p>
      <text:p text:style-name="P16"><text:span text:style-name="T1"><text:tab/>button – @string/button_manual</text:span></text:p>
      <text:p text:style-name="P16"><text:span text:style-name="T1"><text:tab/>button2 – @string/button_scenario</text:span></text:p>
      <text:p text:style-name="P16"><text:span text:style-name="T1"><text:tab/>textView - @string/app_title</text:span></text:p>
      <text:p text:style-name="P16"><text:span text:style-name="T1"/></text:p>
      <text:p text:style-name="P17"><text:span text:style-name="T1">activity_create_bag_manual</text:span></text:p>
      <text:p text:style-name="P16"><text:span text:style-name="T1">coordinatorLayout</text:span></text:p>
      <text:p text:style-name="P16"><text:span text:style-name="T1"><text:tab/>scrollView2 – holds scrolling list of token options</text:span></text:p>
      <text:p text:style-name="P16"><text:span text:style-name="T1"><text:tab/><text:tab/>LinearLayout (v)</text:span></text:p>
      <text:p text:style-name="P16"><text:span text:style-name="T1"><text:tab/><text:tab/><text:tab/>LinearLayout (h) – holds spinner and name of token</text:span></text:p>
      <text:p text:style-name="P16"><text:span text:style-name="T1"><text:tab/><text:tab/><text:tab/>- 19 - 1 for each token type</text:span></text:p>
      <text:p text:style-name="P16"><text:span text:style-name="T1"><text:tab/><text:tab/><text:tab/><text:tab/>spinner</text:span><text:span text:style-name="T2">#</text:span><text:span text:style-name="T1"> - <text:tab/>@array/num_array_</text:span><text:span text:style-name="T2">3</text:span></text:p>
      <text:p text:style-name="P16"><text:span text:style-name="T2"><text:tab/><text:tab/><text:tab/><text:tab/><text:tab/><text:tab/>@array/num_array_10</text:span></text:p>
      <text:p text:style-name="P16"><text:span text:style-name="T2"><text:tab/><text:tab/><text:tab/><text:tab/>tokentext# - @string/manual_star</text:span></text:p>
      <text:p text:style-name="P16"><text:span text:style-name="T2"><text:tab/><text:tab/><text:tab/><text:tab/><text:tab/><text:tab/>..</text:span></text:p>
      <text:p text:style-name="P16"><text:span text:style-name="T2"><text:tab/><text:tab/><text:tab/><text:tab/><text:tab/><text:tab/>@string/value_plus_one</text:span></text:p>
      <text:p text:style-name="P16"><text:span text:style-name="T2"><text:tab/><text:tab/><text:tab/><text:tab/><text:tab/><text:tab/>..</text:span></text:p>
      <text:p text:style-name="P16"><text:span text:style-name="T2"><text:tab/><text:tab/><text:tab/><text:tab/><text:tab/><text:tab/>@string/value_minus_eight</text:span></text:p>
      <text:p text:style-name="P16"><text:span text:style-name="T2"><text:tab/><text:tab/><text:tab/><text:tab/><text:tab/><text:tab/>..</text:span></text:p>
      <text:p text:style-name="P16"><text:span text:style-name="T1"><text:tab/><text:tab/><text:tab/><text:tab/><text:tab/><text:tab/></text:span><text:span text:style-name="T2">@string/frost</text:span></text:p>
      <text:p text:style-name="P16"><text:span text:style-name="T2"><text:tab/></text:span><text:span text:style-name="T3">textView2 - @string/manual_token_select</text:span></text:p>
      <text:p text:style-name="P16"><text:span text:style-name="T3"><text:tab/>floatingActionButton</text:span></text:p>
      <text:p text:style-name="P16"><text:span text:style-name="T1"/></text:p>
      <text:p text:style-name="P17"><text:span text:style-name="T1">activity_create_bag_scenario</text:span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7"><text:span text:style-name="T1">activity_calculate_probability</text:span></text:p>
      <text:p text:style-name="P23"><text:span text:style-name="T1">ConstraintLayout</text:span></text:p>
      <text:p text:style-name="P23"><text:span text:style-name="T1"><text:tab/>bagDisplay - @string/probability_default_bag</text:span></text:p>
      <text:p text:style-name="P23"><text:span text:style-name="T1"><text:tab/><text:tab/><text:tab/>- Populated with bag contents in onCreate</text:span></text:p>
      <text:p text:style-name="P23"><text:span text:style-name="T1"><text:tab/>scrollView3</text:span></text:p>
      <text:p text:style-name="P23"><text:span text:style-name="T1"><text:tab/><text:tab/>tableLayout – empty, populated with probs in CalcProb</text:span></text:p>
      <text:p text:style-name="P23"><text:span text:style-name="T1"><text:tab/>textView3 - @string/prob_table_header1</text:span></text:p>
      <text:p text:style-name="P23"><text:span text:style-name="T1"><text:tab/>textView4 - @string/prob_table_header2</text:span></text:p>
      <text:p text:style-name="P23"><text:span text:style-name="T1"><text:tab/>textView5 - @string/prob_table_header3</text:span></text:p>
      <text:p text:style-name="P23"><text:span text:style-name="T1"/></text:p>
      <text:p text:style-name="P19"><text:span text:style-name="T4">Current </text:span><text:span text:style-name="T5">Values</text:span></text:p>
      <text:p text:style-name="P23"><text:span text:style-name="T1"/></text:p>
      <text:p text:style-name="P24"><text:span text:style-name="T1">Strings</text:span></text:p>
      <text:p text:style-name="P24"><text:span text:style-name="T1">--Main Activity--</text:span></text:p>
      <text:p text:style-name="P24"><text:span text:style-name="T1"><text:s text:c="4"/>"app_name"&gt;Chaos Bag Probability Calculator</text:span></text:p>
      <text:p text:style-name="P24"><text:span text:style-name="T1"><text:s text:c="4"/>"app_title"&gt;Title of the App!</text:span></text:p>
      <text:p text:style-name="P24"><text:span text:style-name="T1"><text:s text:c="4"/>"button_manual"&gt;Manually Create Bag</text:span></text:p>
      <text:p text:style-name="P24"><text:span text:style-name="T1"><text:s text:c="4"/>"button_scenario"&gt;Create Scenario Bag</text:span></text:p>
      <text:p text:style-name="P24"><text:soft-page-break/><text:span text:style-name="T1"><text:s text:c="4"/>"title_activity_bag_create_manual"&gt;BagCreateManual</text:span></text:p>
      <text:p text:style-name="P24"><text:span text:style-name="T1"/></text:p>
      <text:p text:style-name="P24"><text:span text:style-name="T1">--Create Bag Manual--</text:span></text:p>
      <text:p text:style-name="P24"><text:span text:style-name="T1"><text:s text:c="4"/>"title_activity_create_bag_manual"&gt;CreateBagManual</text:span></text:p>
      <text:p text:style-name="P24"><text:span text:style-name="T1"><text:s text:c="4"/>"manual_token_select"&gt;Select Tokens:</text:span></text:p>
      <text:p text:style-name="P24"><text:span text:style-name="T1"><text:s text:c="4"/>"manual_star"&gt;Star</text:span></text:p>
      <text:p text:style-name="P24"><text:span text:style-name="T1"><text:s text:c="4"/>"manual_tentacle"&gt;Tentacle</text:span></text:p>
      <text:p text:style-name="P24"><text:span text:style-name="T1"><text:s text:c="4"/>"manual_skull"&gt;Skull</text:span></text:p>
      <text:p text:style-name="P24"><text:span text:style-name="T1"><text:s text:c="4"/>"manual_hood"&gt;Hood</text:span></text:p>
      <text:p text:style-name="P24"><text:span text:style-name="T1"><text:s text:c="4"/>"manual_tentacle_fist"&gt;Tentacle Fist</text:span></text:p>
      <text:p text:style-name="P24"><text:span text:style-name="T1"><text:s text:c="4"/>"manual_broken"&gt;Broken Token</text:span></text:p>
      <text:p text:style-name="P24"><text:span text:style-name="T1"><text:s text:c="4"/>"value_plus_one"&gt;+1</text:span></text:p>
      <text:p text:style-name="P24"><text:span text:style-name="T1"><text:s text:c="4"/>"value_zero"&gt;0</text:span></text:p>
      <text:p text:style-name="P24"><text:span text:style-name="T1"><text:s text:c="4"/>"value_minus_one"&gt;-1</text:span></text:p>
      <text:p text:style-name="P24"><text:span text:style-name="T1"><text:s text:c="4"/>"value_minus_two"&gt;-2</text:span></text:p>
      <text:p text:style-name="P24"><text:span text:style-name="T1"><text:s text:c="4"/>"value_minus_three"&gt;-3</text:span></text:p>
      <text:p text:style-name="P24"><text:span text:style-name="T1"><text:s text:c="4"/>"value_minus_four"&gt;-4</text:span></text:p>
      <text:p text:style-name="P24"><text:span text:style-name="T1"><text:s text:c="4"/>"value_minus_five"&gt;-5</text:span></text:p>
      <text:p text:style-name="P24"><text:span text:style-name="T1"><text:s text:c="4"/>"value_minus_six"&gt;-6</text:span></text:p>
      <text:p text:style-name="P24"><text:span text:style-name="T1"><text:s text:c="4"/>"value_minus_seven"&gt;-7</text:span></text:p>
      <text:p text:style-name="P24"><text:span text:style-name="T1"><text:s text:c="4"/>"value_minus_eight"&gt;-8</text:span></text:p>
      <text:p text:style-name="P24"><text:span text:style-name="T1"><text:s text:c="4"/>"bless"&gt;Bless</text:span></text:p>
      <text:p text:style-name="P24"><text:span text:style-name="T1"><text:s text:c="4"/>"curse"&gt;Curse</text:span></text:p>
      <text:p text:style-name="P24"><text:span text:style-name="T1"><text:s text:c="4"/>"frost"&gt;Frost</text:span></text:p>
      <text:p text:style-name="P24"><text:span text:style-name="T1"/></text:p>
      <text:p text:style-name="P24"><text:span text:style-name="T1">--Create Bag Scenario--</text:span></text:p>
      <text:p text:style-name="P24"><text:span text:style-name="T1"/></text:p>
      <text:p text:style-name="P24"><text:span text:style-name="T1">--Calculate Probability--</text:span></text:p>
      <text:p text:style-name="P24"><text:span text:style-name="T1"><text:s text:c="4"/>"calc_bag_contents"&gt;Empty Bag</text:span></text:p>
      <text:p text:style-name="P24"><text:span text:style-name="T1"><text:s text:c="4"/>"probability_default_bag"&gt;Default Bag Text</text:span></text:p>
      <text:p text:style-name="P22"><text:span text:style-name="T15"><text:s text:c="4"/>"prob_table_undefined"&gt;und</text:span></text:p>
      <text:p text:style-name="P22"><text:span text:style-name="T15"><text:s text:c="4"/>"prob_table_no_effect"&gt;--</text:span></text:p>
      <text:p text:style-name="P24"><text:span text:style-name="T1"><text:s text:c="4"/>"prob_table_header1"&gt;Up/Down by</text:span></text:p>
      <text:p text:style-name="P24"><text:span text:style-name="T1"><text:s text:c="4"/>"prob_table_header2"&gt;Chance to succeed</text:span></text:p>
      <text:p text:style-name="P24"><text:span text:style-name="T1"><text:s text:c="4"/>"prob_table_header3"&gt;Secondary effects</text:span></text:p>
      <text:p text:style-name="P24"><text:span text:style-name="T1"/></text:p>
      <text:p text:style-name="P24"><text:span text:style-name="T1">--Arrays--</text:span></text:p>
      <text:p text:style-name="P24"><text:span text:style-name="T1"><text:s text:c="4"/>string-array "num_array_10"</text:span></text:p>
      <text:p text:style-name="P24"><text:span text:style-name="T1"><text:tab/>0, 1, 2, 3, 4, 5, 6, 7, 8, 9, 10</text:span></text:p>
      <text:p text:style-name="P24"><text:span text:style-name="T1"><text:s text:c="4"/>string-array "num_array_3"</text:span></text:p>
      <text:p text:style-name="P24"><text:span text:style-name="T1"><text:tab/>0, 1, 2, 3</text:span></text:p>
      <text:p text:style-name="P24"><text:span text:style-name="T1"><text:s text:c="4"/>string-array "num_array_1"</text:span></text:p>
      <text:p text:style-name="P24"><text:span text:style-name="T1"><text:s text:c="10"/>1</text:span></text:p>
      <text:p text:style-name="P24"><text:span text:style-name="T1"><text:s text:c="4"/>string-array "num_array_0"</text:span></text:p>
      <text:p text:style-name="P24"><text:span text:style-name="T1"><text:s text:c="10"/>0</text:span></text:p>
      <text:p text:style-name="P24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HelveticaNeue" svg:font-family="HelveticaNeue"/>
    <style:font-face style:name="JetBrains Mono" svg:font-family="'JetBrains Mono'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1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date>2024-09-15T11:46:27.800000000</dc:date>
    <meta:editing-duration>PT5H16M28S</meta:editing-duration>
    <meta:editing-cycles>3</meta:editing-cycles>
    <meta:document-statistic meta:table-count="0" meta:image-count="0" meta:object-count="0" meta:page-count="5" meta:paragraph-count="197" meta:word-count="919" meta:character-count="6983" meta:non-whitespace-character-count="5813"/>
  </office:meta>
</office:document-meta>
</file>